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Unknown Author</dc:creator><dc:date>2016-05-23T20:18:02</dc:date><text:p text:style-name="P2"><text:span text:style-name="T1">blah blah xyz</text:span></text:p></office:annotation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6-05-23T20:18:03.090646575</dc:date>
    <meta:editing-duration>PT8S</meta:editing-duration>
    <meta:editing-cycles>3</meta:editing-cycles>
    <meta:generator>Collabora_OfficeDev/5.0.10.35$Linux_X86_64 LibreOffice_project/ddcbda3c48acab14928b91756836ca44543720c3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